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1.26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38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55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t_nicodg_e_2022_05_12_21_53_06_out" table:style-name="ta1">
        <office:forms form:automatic-focus="false" form:apply-design-mode="false"/>
        <table:shapes>
          <draw:frame draw:z-index="0" draw:style-name="gr1" draw:text-style-name="P1" svg:width="1098.48pt" svg:height="359.91pt" svg:x="626.29pt" svg:y="0pt">
            <draw:object draw:notify-on-update-of-ranges="ft_nicodg_e_2022_05_12_21_53_06_out.D1:ft_nicodg_e_2022_05_12_21_53_06_out.D1 ft_nicodg_e_2022_05_12_21_53_06_out.D2:ft_nicodg_e_2022_05_12_21_53_06_out.D131 ft_nicodg_e_2022_05_12_21_53_06_out.I1:ft_nicodg_e_2022_05_12_21_53_06_out.I1 ft_nicodg_e_2022_05_12_21_53_06_out.I2:ft_nicodg_e_2022_05_12_21_53_06_out.I131 ft_nicodg_e_2022_05_12_21_53_06_out.K1:ft_nicodg_e_2022_05_12_21_53_06_out.K1 ft_nicodg_e_2022_05_12_21_53_06_out.K2:ft_nicodg_e_2022_05_12_21_53_06_out.K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92.29pt" svg:y="374.77pt">
            <draw:object draw:notify-on-update-of-ranges="ft_nicodg_e_2022_05_12_21_53_06_out.D1:ft_nicodg_e_2022_05_12_21_53_06_out.D1 ft_nicodg_e_2022_05_12_21_53_06_out.D2:ft_nicodg_e_2022_05_12_21_53_06_out.D31 ft_nicodg_e_2022_05_12_21_53_06_out.I1:ft_nicodg_e_2022_05_12_21_53_06_out.I1 ft_nicodg_e_2022_05_12_21_53_06_out.I2:ft_nicodg_e_2022_05_12_21_53_06_out.I31 ft_nicodg_e_2022_05_12_21_53_06_out.K1:ft_nicodg_e_2022_05_12_21_53_06_out.K1 ft_nicodg_e_2022_05_12_21_53_06_out.K2:ft_nicodg_e_2022_05_12_21_53_06_out.K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45.32pt" svg:height="250.47pt" svg:x="949.75pt" svg:y="397.42pt">
            <draw:object draw:notify-on-update-of-ranges="ft_nicodg_e_2022_05_12_21_53_06_out.D1:ft_nicodg_e_2022_05_12_21_53_06_out.D1 ft_nicodg_e_2022_05_12_21_53_06_out.D22:ft_nicodg_e_2022_05_12_21_53_06_out.D51 ft_nicodg_e_2022_05_12_21_53_06_out.I1:ft_nicodg_e_2022_05_12_21_53_06_out.I1 ft_nicodg_e_2022_05_12_21_53_06_out.I22:ft_nicodg_e_2022_05_12_21_53_06_out.I51 ft_nicodg_e_2022_05_12_21_53_06_out.K1:ft_nicodg_e_2022_05_12_21_53_06_out.K1 ft_nicodg_e_2022_05_12_21_53_06_out.K22:ft_nicodg_e_2022_05_12_21_53_06_out.K5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388.61pt" svg:y="399.63pt">
            <draw:object draw:notify-on-update-of-ranges="ft_nicodg_e_2022_05_12_21_53_06_out.D1:ft_nicodg_e_2022_05_12_21_53_06_out.D1 ft_nicodg_e_2022_05_12_21_53_06_out.D42:ft_nicodg_e_2022_05_12_21_53_06_out.D71 ft_nicodg_e_2022_05_12_21_53_06_out.I1:ft_nicodg_e_2022_05_12_21_53_06_out.I1 ft_nicodg_e_2022_05_12_21_53_06_out.I42:ft_nicodg_e_2022_05_12_21_53_06_out.I71 ft_nicodg_e_2022_05_12_21_53_06_out.K1:ft_nicodg_e_2022_05_12_21_53_06_out.K1 ft_nicodg_e_2022_05_12_21_53_06_out.K42:ft_nicodg_e_2022_05_12_21_53_06_out.K7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01.65pt" svg:y="648.85pt">
            <draw:object draw:notify-on-update-of-ranges="ft_nicodg_e_2022_05_12_21_53_06_out.D1:ft_nicodg_e_2022_05_12_21_53_06_out.D1 ft_nicodg_e_2022_05_12_21_53_06_out.D62:ft_nicodg_e_2022_05_12_21_53_06_out.D91 ft_nicodg_e_2022_05_12_21_53_06_out.I1:ft_nicodg_e_2022_05_12_21_53_06_out.I1 ft_nicodg_e_2022_05_12_21_53_06_out.I62:ft_nicodg_e_2022_05_12_21_53_06_out.I91 ft_nicodg_e_2022_05_12_21_53_06_out.K1:ft_nicodg_e_2022_05_12_21_53_06_out.K1 ft_nicodg_e_2022_05_12_21_53_06_out.K62:ft_nicodg_e_2022_05_12_21_53_06_out.K9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951.36pt" svg:y="645.08pt">
            <draw:object draw:notify-on-update-of-ranges="ft_nicodg_e_2022_05_12_21_53_06_out.D1:ft_nicodg_e_2022_05_12_21_53_06_out.D1 ft_nicodg_e_2022_05_12_21_53_06_out.D82:ft_nicodg_e_2022_05_12_21_53_06_out.D111 ft_nicodg_e_2022_05_12_21_53_06_out.I1:ft_nicodg_e_2022_05_12_21_53_06_out.I1 ft_nicodg_e_2022_05_12_21_53_06_out.I82:ft_nicodg_e_2022_05_12_21_53_06_out.I111 ft_nicodg_e_2022_05_12_21_53_06_out.K1:ft_nicodg_e_2022_05_12_21_53_06_out.K1 ft_nicodg_e_2022_05_12_21_53_06_out.K82:ft_nicodg_e_2022_05_12_21_53_06_out.K1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1415.11pt" svg:y="657.18pt">
            <draw:object draw:notify-on-update-of-ranges="ft_nicodg_e_2022_05_12_21_53_06_out.D1:ft_nicodg_e_2022_05_12_21_53_06_out.D1 ft_nicodg_e_2022_05_12_21_53_06_out.D102:ft_nicodg_e_2022_05_12_21_53_06_out.D131 ft_nicodg_e_2022_05_12_21_53_06_out.I1:ft_nicodg_e_2022_05_12_21_53_06_out.I1 ft_nicodg_e_2022_05_12_21_53_06_out.I102:ft_nicodg_e_2022_05_12_21_53_06_out.I131 ft_nicodg_e_2022_05_12_21_53_06_out.K1:ft_nicodg_e_2022_05_12_21_53_06_out.K1 ft_nicodg_e_2022_05_12_21_53_06_out.K102:ft_nicodg_e_2022_05_12_21_53_06_out.K1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primer beep</text:p>
          </table:table-cell>
          <table:table-cell office:value-type="string" calcext:value-type="string">
            <text:p>segundo beep</text:p>
          </table:table-cell>
          <table:table-cell office:value-type="string" calcext:value-type="string">
            <text:p>periodo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fuerza prendida</text:p>
          </table:table-cell>
          <table:table-cell office:value-type="string" calcext:value-type="string">
            <text:p>bloque</text:p>
          </table:table-cell>
          <table:table-cell office:value-type="string" calcext:value-type="string">
            <text:p>sonido</text:p>
          </table:table-cell>
          <table:table-cell office:value-type="string" calcext:value-type="string">
            <text:p>tipo fuerza</text:p>
          </table:table-cell>
          <table:table-cell office:value-type="string" calcext:value-type="string">
            <text:p>trial exitoso</text:p>
          </table:table-cell>
          <table:table-cell office:value-type="string" calcext:value-type="string">
            <text:p>periodo reproducid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25.294" calcext:value-type="float">
            <text:p>825.294</text:p>
          </table:table-cell>
          <table:table-cell office:value-type="float" office:value="1311.18" calcext:value-type="float">
            <text:p>1311.18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]-[.B2]" office:value-type="float" office:value="485.886" calcext:value-type="float">
            <text:p>485.8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6.636" calcext:value-type="float">
            <text:p>946.636</text:p>
          </table:table-cell>
          <table:table-cell office:value-type="float" office:value="1413.77" calcext:value-type="float">
            <text:p>1413.77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]-[.B3]" office:value-type="float" office:value="467.134" calcext:value-type="float">
            <text:p>467.1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97.829" calcext:value-type="float">
            <text:p>697.829</text:p>
          </table:table-cell>
          <table:table-cell office:value-type="float" office:value="1165.73" calcext:value-type="float">
            <text:p>1165.7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]-[.B4]" office:value-type="float" office:value="467.901" calcext:value-type="float">
            <text:p>467.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2.329" calcext:value-type="float">
            <text:p>682.329</text:p>
          </table:table-cell>
          <table:table-cell office:value-type="float" office:value="1161.23" calcext:value-type="float">
            <text:p>1161.2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]-[.B5]" office:value-type="float" office:value="478.901" calcext:value-type="float">
            <text:p>478.9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10.165" calcext:value-type="float">
            <text:p>410.165</text:p>
          </table:table-cell>
          <table:table-cell office:value-type="float" office:value="808.049" calcext:value-type="float">
            <text:p>808.049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]-[.B6]" office:value-type="float" office:value="397.884" calcext:value-type="float">
            <text:p>397.8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5.136" calcext:value-type="float">
            <text:p>495.136</text:p>
          </table:table-cell>
          <table:table-cell office:value-type="float" office:value="861.807" calcext:value-type="float">
            <text:p>861.807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-[.B7]" office:value-type="float" office:value="366.671" calcext:value-type="float">
            <text:p>366.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3.892" calcext:value-type="float">
            <text:p>453.892</text:p>
          </table:table-cell>
          <table:table-cell office:value-type="float" office:value="867.833" calcext:value-type="float">
            <text:p>867.83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]-[.B8]" office:value-type="float" office:value="413.941" calcext:value-type="float">
            <text:p>413.9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8.1" calcext:value-type="float">
            <text:p>498.1</text:p>
          </table:table-cell>
          <table:table-cell office:value-type="float" office:value="996.513" calcext:value-type="float">
            <text:p>996.51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]-[.B9]" office:value-type="float" office:value="498.413" calcext:value-type="float">
            <text:p>498.4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9.573" calcext:value-type="float">
            <text:p>479.573</text:p>
          </table:table-cell>
          <table:table-cell office:value-type="float" office:value="951.193" calcext:value-type="float">
            <text:p>951.193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]-[.B10]" office:value-type="float" office:value="471.62" calcext:value-type="float">
            <text:p>471.6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4.32" calcext:value-type="float">
            <text:p>414.32</text:p>
          </table:table-cell>
          <table:table-cell office:value-type="float" office:value="918.216" calcext:value-type="float">
            <text:p>918.216</text:p>
          </table:table-cell>
          <table:table-cell office:value-type="float" office:value="444" calcext:value-type="float">
            <text:p>4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]-[.B11]" office:value-type="float" office:value="503.896" calcext:value-type="float">
            <text:p>503.8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9.787" calcext:value-type="float">
            <text:p>659.787</text:p>
          </table:table-cell>
          <table:table-cell office:value-type="float" office:value="1221.41" calcext:value-type="float">
            <text:p>1221.4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2]-[.B12]" office:value-type="float" office:value="561.623" calcext:value-type="float">
            <text:p>561.6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17.865" calcext:value-type="float">
            <text:p>417.865</text:p>
          </table:table-cell>
          <table:table-cell office:value-type="float" office:value="929.521" calcext:value-type="float">
            <text:p>929.52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3]-[.B13]" office:value-type="float" office:value="511.656" calcext:value-type="float">
            <text:p>511.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70.745" calcext:value-type="float">
            <text:p>470.745</text:p>
          </table:table-cell>
          <table:table-cell office:value-type="float" office:value="909.366" calcext:value-type="float">
            <text:p>909.36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4]-[.B14]" office:value-type="float" office:value="438.621" calcext:value-type="float">
            <text:p>438.6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8.632" calcext:value-type="float">
            <text:p>398.632</text:p>
          </table:table-cell>
          <table:table-cell office:value-type="float" office:value="937.992" calcext:value-type="float">
            <text:p>937.99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5]-[.B15]" office:value-type="float" office:value="539.36" calcext:value-type="float">
            <text:p>539.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11.087" calcext:value-type="float">
            <text:p>711.087</text:p>
          </table:table-cell>
          <table:table-cell office:value-type="float" office:value="1093.22" calcext:value-type="float">
            <text:p>1093.2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6]-[.B16]" office:value-type="float" office:value="382.133" calcext:value-type="float">
            <text:p>382.1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90.099" calcext:value-type="float">
            <text:p>590.099</text:p>
          </table:table-cell>
          <table:table-cell office:value-type="float" office:value="1121.48" calcext:value-type="float">
            <text:p>1121.4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7]-[.B17]" office:value-type="float" office:value="531.381" calcext:value-type="float">
            <text:p>531.3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37.772" calcext:value-type="float">
            <text:p>737.772</text:p>
          </table:table-cell>
          <table:table-cell office:value-type="float" office:value="1190.44" calcext:value-type="float">
            <text:p>1190.4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8]-[.B18]" office:value-type="float" office:value="452.668" calcext:value-type="float">
            <text:p>452.66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86.902" calcext:value-type="float">
            <text:p>486.902</text:p>
          </table:table-cell>
          <table:table-cell office:value-type="float" office:value="968.295" calcext:value-type="float">
            <text:p>968.29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19]-[.B19]" office:value-type="float" office:value="481.393" calcext:value-type="float">
            <text:p>481.3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3.842" calcext:value-type="float">
            <text:p>533.842</text:p>
          </table:table-cell>
          <table:table-cell office:value-type="float" office:value="1152.79" calcext:value-type="float">
            <text:p>1152.7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0]-[.B20]" office:value-type="float" office:value="618.948" calcext:value-type="float">
            <text:p>618.94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26.643" calcext:value-type="float">
            <text:p>626.643</text:p>
          </table:table-cell>
          <table:table-cell office:value-type="float" office:value="1009.8" calcext:value-type="float">
            <text:p>1009.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[.C21]-[.B21]" office:value-type="float" office:value="383.157" calcext:value-type="float">
            <text:p>383.15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89.71" calcext:value-type="float">
            <text:p>1189.71</text:p>
          </table:table-cell>
          <table:table-cell office:value-type="float" office:value="1538.08" calcext:value-type="float">
            <text:p>1538.0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2]-[.B22]" office:value-type="float" office:value="348.37" calcext:value-type="float">
            <text:p>348.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2.155" calcext:value-type="float">
            <text:p>452.155</text:p>
          </table:table-cell>
          <table:table-cell office:value-type="float" office:value="942.287" calcext:value-type="float">
            <text:p>942.28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3]-[.B23]" office:value-type="float" office:value="490.132" calcext:value-type="float">
            <text:p>490.13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6.132" calcext:value-type="float">
            <text:p>466.132</text:p>
          </table:table-cell>
          <table:table-cell office:value-type="float" office:value="926.503" calcext:value-type="float">
            <text:p>926.50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4]-[.B24]" office:value-type="float" office:value="460.371" calcext:value-type="float">
            <text:p>460.3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39.119" calcext:value-type="float">
            <text:p>539.119</text:p>
          </table:table-cell>
          <table:table-cell office:value-type="float" office:value="1044" calcext:value-type="float">
            <text:p>104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5]-[.B25]" office:value-type="float" office:value="504.881" calcext:value-type="float">
            <text:p>504.88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72.973" calcext:value-type="float">
            <text:p>472.973</text:p>
          </table:table-cell>
          <table:table-cell office:value-type="float" office:value="1040.26" calcext:value-type="float">
            <text:p>1040.2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6]-[.B26]" office:value-type="float" office:value="567.287" calcext:value-type="float">
            <text:p>567.2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67.899" calcext:value-type="float">
            <text:p>467.899</text:p>
          </table:table-cell>
          <table:table-cell office:value-type="float" office:value="1050.25" calcext:value-type="float">
            <text:p>1050.2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7]-[.B27]" office:value-type="float" office:value="582.351" calcext:value-type="float">
            <text:p>582.35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10.903" calcext:value-type="float">
            <text:p>510.903</text:p>
          </table:table-cell>
          <table:table-cell office:value-type="float" office:value="883.597" calcext:value-type="float">
            <text:p>883.59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8]-[.B28]" office:value-type="float" office:value="372.694" calcext:value-type="float">
            <text:p>372.69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02.677" calcext:value-type="float">
            <text:p>402.677</text:p>
          </table:table-cell>
          <table:table-cell office:value-type="float" office:value="835.475" calcext:value-type="float">
            <text:p>835.47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29]-[.B29]" office:value-type="float" office:value="432.798" calcext:value-type="float">
            <text:p>432.7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69.378" calcext:value-type="float">
            <text:p>569.378</text:p>
          </table:table-cell>
          <table:table-cell office:value-type="float" office:value="996.789" calcext:value-type="float">
            <text:p>996.78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0]-[.B30]" office:value-type="float" office:value="427.411" calcext:value-type="float">
            <text:p>427.4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79.815" calcext:value-type="float">
            <text:p>879.815</text:p>
          </table:table-cell>
          <table:table-cell office:value-type="float" office:value="1310.96" calcext:value-type="float">
            <text:p>1310.9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31]-[.B31]" office:value-type="float" office:value="431.145" calcext:value-type="float">
            <text:p>431.1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51.275" calcext:value-type="float">
            <text:p>351.275</text:p>
          </table:table-cell>
          <table:table-cell office:value-type="float" office:value="686.987" calcext:value-type="float">
            <text:p>686.98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2]-[.B32]" office:value-type="float" office:value="335.712" calcext:value-type="float">
            <text:p>335.71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40.355" calcext:value-type="float">
            <text:p>440.355</text:p>
          </table:table-cell>
          <table:table-cell office:value-type="float" office:value="1028.25" calcext:value-type="float">
            <text:p>1028.2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3]-[.B33]" office:value-type="float" office:value="587.895" calcext:value-type="float">
            <text:p>587.8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16.88" calcext:value-type="float">
            <text:p>516.88</text:p>
          </table:table-cell>
          <table:table-cell office:value-type="float" office:value="1008.33" calcext:value-type="float">
            <text:p>1008.3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4]-[.B34]" office:value-type="float" office:value="491.45" calcext:value-type="float">
            <text:p>491.4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3.141" calcext:value-type="float">
            <text:p>473.141</text:p>
          </table:table-cell>
          <table:table-cell office:value-type="float" office:value="1042.77" calcext:value-type="float">
            <text:p>1042.7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5]-[.B35]" office:value-type="float" office:value="569.629" calcext:value-type="float">
            <text:p>569.6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38.601" calcext:value-type="float">
            <text:p>638.601</text:p>
          </table:table-cell>
          <table:table-cell office:value-type="float" office:value="1303.46" calcext:value-type="float">
            <text:p>1303.4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6]-[.B36]" office:value-type="float" office:value="664.859" calcext:value-type="float">
            <text:p>664.8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95.592" calcext:value-type="float">
            <text:p>695.592</text:p>
          </table:table-cell>
          <table:table-cell office:value-type="float" office:value="1090.03" calcext:value-type="float">
            <text:p>1090.0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7]-[.B37]" office:value-type="float" office:value="394.438" calcext:value-type="float">
            <text:p>394.43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2.397" calcext:value-type="float">
            <text:p>402.397</text:p>
          </table:table-cell>
          <table:table-cell office:value-type="float" office:value="848.022" calcext:value-type="float">
            <text:p>848.02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8]-[.B38]" office:value-type="float" office:value="445.625" calcext:value-type="float">
            <text:p>445.62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18.614" calcext:value-type="float">
            <text:p>518.614</text:p>
          </table:table-cell>
          <table:table-cell office:value-type="float" office:value="1096.67" calcext:value-type="float">
            <text:p>1096.6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39]-[.B39]" office:value-type="float" office:value="578.056" calcext:value-type="float">
            <text:p>578.05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51.461" calcext:value-type="float">
            <text:p>451.461</text:p>
          </table:table-cell>
          <table:table-cell office:value-type="float" office:value="951.28" calcext:value-type="float">
            <text:p>951.2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0]-[.B40]" office:value-type="float" office:value="499.819" calcext:value-type="float">
            <text:p>499.8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5.856" calcext:value-type="float">
            <text:p>515.856</text:p>
          </table:table-cell>
          <table:table-cell office:value-type="float" office:value="1015.77" calcext:value-type="float">
            <text:p>1015.7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1]-[.B41]" office:value-type="float" office:value="499.914" calcext:value-type="float">
            <text:p>499.91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20.678" calcext:value-type="float">
            <text:p>520.678</text:p>
          </table:table-cell>
          <table:table-cell office:value-type="float" office:value="1056.97" calcext:value-type="float">
            <text:p>1056.9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2]-[.B42]" office:value-type="float" office:value="536.292" calcext:value-type="float">
            <text:p>536.29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68.81" calcext:value-type="float">
            <text:p>768.81</text:p>
          </table:table-cell>
          <table:table-cell office:value-type="float" office:value="1149" calcext:value-type="float">
            <text:p>114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3]-[.B43]" office:value-type="float" office:value="380.19" calcext:value-type="float">
            <text:p>380.1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60.929" calcext:value-type="float">
            <text:p>460.929</text:p>
          </table:table-cell>
          <table:table-cell office:value-type="float" office:value="802.063" calcext:value-type="float">
            <text:p>802.06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4]-[.B44]" office:value-type="float" office:value="341.134" calcext:value-type="float">
            <text:p>341.13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55.79" calcext:value-type="float">
            <text:p>555.79</text:p>
          </table:table-cell>
          <table:table-cell office:value-type="float" office:value="1026.45" calcext:value-type="float">
            <text:p>1026.4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5]-[.B45]" office:value-type="float" office:value="470.66" calcext:value-type="float">
            <text:p>470.6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30.087" calcext:value-type="float">
            <text:p>730.087</text:p>
          </table:table-cell>
          <table:table-cell office:value-type="float" office:value="1251.24" calcext:value-type="float">
            <text:p>1251.2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6]-[.B46]" office:value-type="float" office:value="521.153" calcext:value-type="float">
            <text:p>521.15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79.225" calcext:value-type="float">
            <text:p>379.225</text:p>
          </table:table-cell>
          <table:table-cell office:value-type="float" office:value="855.344" calcext:value-type="float">
            <text:p>855.34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7]-[.B47]" office:value-type="float" office:value="476.119" calcext:value-type="float">
            <text:p>476.1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13.627" calcext:value-type="float">
            <text:p>613.627</text:p>
          </table:table-cell>
          <table:table-cell office:value-type="float" office:value="1175.25" calcext:value-type="float">
            <text:p>1175.2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8]-[.B48]" office:value-type="float" office:value="561.623" calcext:value-type="float">
            <text:p>561.62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69.026" calcext:value-type="float">
            <text:p>869.026</text:p>
          </table:table-cell>
          <table:table-cell office:value-type="float" office:value="1332.44" calcext:value-type="float">
            <text:p>1332.4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49]-[.B49]" office:value-type="float" office:value="463.414" calcext:value-type="float">
            <text:p>463.41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6.432" calcext:value-type="float">
            <text:p>406.432</text:p>
          </table:table-cell>
          <table:table-cell office:value-type="float" office:value="868.064" calcext:value-type="float">
            <text:p>868.06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0]-[.B50]" office:value-type="float" office:value="461.632" calcext:value-type="float">
            <text:p>461.6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23.384" calcext:value-type="float">
            <text:p>523.384</text:p>
          </table:table-cell>
          <table:table-cell office:value-type="float" office:value="991.073" calcext:value-type="float">
            <text:p>991.07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51]-[.B51]" office:value-type="float" office:value="467.689" calcext:value-type="float">
            <text:p>467.6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43.129" calcext:value-type="float">
            <text:p>443.129</text:p>
          </table:table-cell>
          <table:table-cell office:value-type="float" office:value="1008.51" calcext:value-type="float">
            <text:p>1008.5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2]-[.B52]" office:value-type="float" office:value="565.381" calcext:value-type="float">
            <text:p>565.38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47.87" calcext:value-type="float">
            <text:p>547.87</text:p>
          </table:table-cell>
          <table:table-cell office:value-type="float" office:value="924.536" calcext:value-type="float">
            <text:p>924.53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3]-[.B53]" office:value-type="float" office:value="376.666" calcext:value-type="float">
            <text:p>376.66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5.674" calcext:value-type="float">
            <text:p>505.674</text:p>
          </table:table-cell>
          <table:table-cell office:value-type="float" office:value="925.566" calcext:value-type="float">
            <text:p>925.56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4]-[.B54]" office:value-type="float" office:value="419.892" calcext:value-type="float">
            <text:p>419.89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4.109" calcext:value-type="float">
            <text:p>414.109</text:p>
          </table:table-cell>
          <table:table-cell office:value-type="float" office:value="789.5" calcext:value-type="float">
            <text:p>789.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5]-[.B55]" office:value-type="float" office:value="375.391" calcext:value-type="float">
            <text:p>375.3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52.959" calcext:value-type="float">
            <text:p>452.959</text:p>
          </table:table-cell>
          <table:table-cell office:value-type="float" office:value="853.861" calcext:value-type="float">
            <text:p>853.86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6]-[.B56]" office:value-type="float" office:value="400.902" calcext:value-type="float">
            <text:p>400.9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2.125" calcext:value-type="float">
            <text:p>392.125</text:p>
          </table:table-cell>
          <table:table-cell office:value-type="float" office:value="817.549" calcext:value-type="float">
            <text:p>817.54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7]-[.B57]" office:value-type="float" office:value="425.424" calcext:value-type="float">
            <text:p>425.4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74.928" calcext:value-type="float">
            <text:p>474.928</text:p>
          </table:table-cell>
          <table:table-cell office:value-type="float" office:value="859.355" calcext:value-type="float">
            <text:p>859.35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8]-[.B58]" office:value-type="float" office:value="384.427" calcext:value-type="float">
            <text:p>384.42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8.718" calcext:value-type="float">
            <text:p>418.718</text:p>
          </table:table-cell>
          <table:table-cell office:value-type="float" office:value="806.813" calcext:value-type="float">
            <text:p>806.81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59]-[.B59]" office:value-type="float" office:value="388.095" calcext:value-type="float">
            <text:p>388.09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92.907" calcext:value-type="float">
            <text:p>392.907</text:p>
          </table:table-cell>
          <table:table-cell office:value-type="float" office:value="750.598" calcext:value-type="float">
            <text:p>750.598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0]-[.B60]" office:value-type="float" office:value="357.691" calcext:value-type="float">
            <text:p>357.6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99.109" calcext:value-type="float">
            <text:p>399.109</text:p>
          </table:table-cell>
          <table:table-cell office:value-type="float" office:value="893.262" calcext:value-type="float">
            <text:p>893.26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61]-[.B61]" office:value-type="float" office:value="494.153" calcext:value-type="float">
            <text:p>494.15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25.099" calcext:value-type="float">
            <text:p>525.099</text:p>
          </table:table-cell>
          <table:table-cell office:value-type="float" office:value="818.011" calcext:value-type="float">
            <text:p>818.01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2]-[.B62]" office:value-type="float" office:value="292.912" calcext:value-type="float">
            <text:p>292.91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89.943" calcext:value-type="float">
            <text:p>489.943</text:p>
          </table:table-cell>
          <table:table-cell office:value-type="float" office:value="1013.06" calcext:value-type="float">
            <text:p>1013.0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3]-[.B63]" office:value-type="float" office:value="523.117" calcext:value-type="float">
            <text:p>523.1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62.164" calcext:value-type="float">
            <text:p>662.164</text:p>
          </table:table-cell>
          <table:table-cell office:value-type="float" office:value="1209.51" calcext:value-type="float">
            <text:p>1209.5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4]-[.B64]" office:value-type="float" office:value="547.346" calcext:value-type="float">
            <text:p>547.34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68.395" calcext:value-type="float">
            <text:p>468.395</text:p>
          </table:table-cell>
          <table:table-cell office:value-type="float" office:value="941.526" calcext:value-type="float">
            <text:p>941.52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5]-[.B65]" office:value-type="float" office:value="473.131" calcext:value-type="float">
            <text:p>473.13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12.705" calcext:value-type="float">
            <text:p>412.705</text:p>
          </table:table-cell>
          <table:table-cell office:value-type="float" office:value="853.082" calcext:value-type="float">
            <text:p>853.08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6]-[.B66]" office:value-type="float" office:value="440.377" calcext:value-type="float">
            <text:p>440.37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5.408" calcext:value-type="float">
            <text:p>645.408</text:p>
          </table:table-cell>
          <table:table-cell office:value-type="float" office:value="1065.27" calcext:value-type="float">
            <text:p>1065.2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7]-[.B67]" office:value-type="float" office:value="419.862" calcext:value-type="float">
            <text:p>419.86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91.349" calcext:value-type="float">
            <text:p>591.349</text:p>
          </table:table-cell>
          <table:table-cell office:value-type="float" office:value="1046.26" calcext:value-type="float">
            <text:p>1046.2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8]-[.B68]" office:value-type="float" office:value="454.911" calcext:value-type="float">
            <text:p>454.9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53.649" calcext:value-type="float">
            <text:p>453.649</text:p>
          </table:table-cell>
          <table:table-cell office:value-type="float" office:value="868.615" calcext:value-type="float">
            <text:p>868.61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69]-[.B69]" office:value-type="float" office:value="414.966" calcext:value-type="float">
            <text:p>414.96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2.53" calcext:value-type="float">
            <text:p>612.53</text:p>
          </table:table-cell>
          <table:table-cell office:value-type="float" office:value="1089.78" calcext:value-type="float">
            <text:p>1089.7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0]-[.B70]" office:value-type="float" office:value="477.25" calcext:value-type="float">
            <text:p>477.2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55.409" calcext:value-type="float">
            <text:p>455.409</text:p>
          </table:table-cell>
          <table:table-cell office:value-type="float" office:value="1080.52" calcext:value-type="float">
            <text:p>1080.5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1]-[.B71]" office:value-type="float" office:value="625.111" calcext:value-type="float">
            <text:p>625.1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63.659" calcext:value-type="float">
            <text:p>763.659</text:p>
          </table:table-cell>
          <table:table-cell office:value-type="float" office:value="1209.79" calcext:value-type="float">
            <text:p>1209.7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2]-[.B72]" office:value-type="float" office:value="446.131" calcext:value-type="float">
            <text:p>446.13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0.151" calcext:value-type="float">
            <text:p>410.151</text:p>
          </table:table-cell>
          <table:table-cell office:value-type="float" office:value="944.797" calcext:value-type="float">
            <text:p>944.79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3]-[.B73]" office:value-type="float" office:value="534.646" calcext:value-type="float">
            <text:p>534.64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44.235" calcext:value-type="float">
            <text:p>744.235</text:p>
          </table:table-cell>
          <table:table-cell office:value-type="float" office:value="1219.37" calcext:value-type="float">
            <text:p>1219.3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4]-[.B74]" office:value-type="float" office:value="475.135" calcext:value-type="float">
            <text:p>475.13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893.059" calcext:value-type="float">
            <text:p>893.059</text:p>
          </table:table-cell>
          <table:table-cell office:value-type="float" office:value="1320.45" calcext:value-type="float">
            <text:p>1320.4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5]-[.B75]" office:value-type="float" office:value="427.391" calcext:value-type="float">
            <text:p>427.39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89.431" calcext:value-type="float">
            <text:p>389.431</text:p>
          </table:table-cell>
          <table:table-cell office:value-type="float" office:value="977.832" calcext:value-type="float">
            <text:p>977.83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6]-[.B76]" office:value-type="float" office:value="588.401" calcext:value-type="float">
            <text:p>588.4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77.45" calcext:value-type="float">
            <text:p>1177.45</text:p>
          </table:table-cell>
          <table:table-cell office:value-type="float" office:value="1589.91" calcext:value-type="float">
            <text:p>1589.9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7]-[.B77]" office:value-type="float" office:value="412.46" calcext:value-type="float">
            <text:p>412.4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86.867" calcext:value-type="float">
            <text:p>486.867</text:p>
          </table:table-cell>
          <table:table-cell office:value-type="float" office:value="886.314" calcext:value-type="float">
            <text:p>886.31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8]-[.B78]" office:value-type="float" office:value="399.447" calcext:value-type="float">
            <text:p>399.4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825.07" calcext:value-type="float">
            <text:p>825.07</text:p>
          </table:table-cell>
          <table:table-cell office:value-type="float" office:value="1285.21" calcext:value-type="float">
            <text:p>1285.2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9]-[.B79]" office:value-type="float" office:value="460.14" calcext:value-type="float">
            <text:p>460.1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820.31" calcext:value-type="float">
            <text:p>820.31</text:p>
          </table:table-cell>
          <table:table-cell office:value-type="float" office:value="1272.99" calcext:value-type="float">
            <text:p>1272.9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80]-[.B80]" office:value-type="float" office:value="452.68" calcext:value-type="float">
            <text:p>452.6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71.937" calcext:value-type="float">
            <text:p>371.937</text:p>
          </table:table-cell>
          <table:table-cell office:value-type="float" office:value="839.332" calcext:value-type="float">
            <text:p>839.33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81]-[.B81]" office:value-type="float" office:value="467.395" calcext:value-type="float">
            <text:p>467.39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63.679" calcext:value-type="float">
            <text:p>363.679</text:p>
          </table:table-cell>
          <table:table-cell office:value-type="float" office:value="822.816" calcext:value-type="float">
            <text:p>822.81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2]-[.B82]" office:value-type="float" office:value="459.137" calcext:value-type="float">
            <text:p>459.13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3.626" calcext:value-type="float">
            <text:p>543.626</text:p>
          </table:table-cell>
          <table:table-cell office:value-type="float" office:value="958.035" calcext:value-type="float">
            <text:p>958.03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3]-[.B83]" office:value-type="float" office:value="414.409" calcext:value-type="float">
            <text:p>414.40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66.121" calcext:value-type="float">
            <text:p>566.121</text:p>
          </table:table-cell>
          <table:table-cell office:value-type="float" office:value="1086.5" calcext:value-type="float">
            <text:p>1086.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4]-[.B84]" office:value-type="float" office:value="520.379" calcext:value-type="float">
            <text:p>520.37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0.911" calcext:value-type="float">
            <text:p>430.911</text:p>
          </table:table-cell>
          <table:table-cell office:value-type="float" office:value="931.329" calcext:value-type="float">
            <text:p>931.32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5]-[.B85]" office:value-type="float" office:value="500.418" calcext:value-type="float">
            <text:p>500.4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04.469" calcext:value-type="float">
            <text:p>404.469</text:p>
          </table:table-cell>
          <table:table-cell office:value-type="float" office:value="843.069" calcext:value-type="float">
            <text:p>843.06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6]-[.B86]" office:value-type="float" office:value="438.6" calcext:value-type="float">
            <text:p>438.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25.91" calcext:value-type="float">
            <text:p>425.91</text:p>
          </table:table-cell>
          <table:table-cell office:value-type="float" office:value="816.101" calcext:value-type="float">
            <text:p>816.10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7]-[.B87]" office:value-type="float" office:value="390.191" calcext:value-type="float">
            <text:p>390.19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36.103" calcext:value-type="float">
            <text:p>636.103</text:p>
          </table:table-cell>
          <table:table-cell office:value-type="float" office:value="1071.55" calcext:value-type="float">
            <text:p>1071.55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8]-[.B88]" office:value-type="float" office:value="435.447" calcext:value-type="float">
            <text:p>435.44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12.195" calcext:value-type="float">
            <text:p>812.195</text:p>
          </table:table-cell>
          <table:table-cell office:value-type="float" office:value="1282.17" calcext:value-type="float">
            <text:p>1282.1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89]-[.B89]" office:value-type="float" office:value="469.975" calcext:value-type="float">
            <text:p>469.97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02.484" calcext:value-type="float">
            <text:p>402.484</text:p>
          </table:table-cell>
          <table:table-cell office:value-type="float" office:value="874.983" calcext:value-type="float">
            <text:p>874.98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0]-[.B90]" office:value-type="float" office:value="472.499" calcext:value-type="float">
            <text:p>472.49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28.977" calcext:value-type="float">
            <text:p>428.977</text:p>
          </table:table-cell>
          <table:table-cell office:value-type="float" office:value="938.926" calcext:value-type="float">
            <text:p>938.92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91]-[.B91]" office:value-type="float" office:value="509.949" calcext:value-type="float">
            <text:p>509.94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44.611" calcext:value-type="float">
            <text:p>644.611</text:p>
          </table:table-cell>
          <table:table-cell office:value-type="float" office:value="1719.43" calcext:value-type="float">
            <text:p>1719.4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2]-[.B92]" office:value-type="float" office:value="1074.819" calcext:value-type="float">
            <text:p>1074.81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0.681" calcext:value-type="float">
            <text:p>510.681</text:p>
          </table:table-cell>
          <table:table-cell office:value-type="float" office:value="933.197" calcext:value-type="float">
            <text:p>933.19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3]-[.B93]" office:value-type="float" office:value="422.516" calcext:value-type="float">
            <text:p>422.5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44.673" calcext:value-type="float">
            <text:p>444.673</text:p>
          </table:table-cell>
          <table:table-cell office:value-type="float" office:value="904.623" calcext:value-type="float">
            <text:p>904.623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4]-[.B94]" office:value-type="float" office:value="459.95" calcext:value-type="float">
            <text:p>459.9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4.99" calcext:value-type="float">
            <text:p>394.99</text:p>
          </table:table-cell>
          <table:table-cell office:value-type="float" office:value="886.424" calcext:value-type="float">
            <text:p>886.42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5]-[.B95]" office:value-type="float" office:value="491.434" calcext:value-type="float">
            <text:p>491.43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56.512" calcext:value-type="float">
            <text:p>456.512</text:p>
          </table:table-cell>
          <table:table-cell office:value-type="float" office:value="937.731" calcext:value-type="float">
            <text:p>937.73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6]-[.B96]" office:value-type="float" office:value="481.219" calcext:value-type="float">
            <text:p>481.2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82.843" calcext:value-type="float">
            <text:p>482.843</text:p>
          </table:table-cell>
          <table:table-cell office:value-type="float" office:value="973.737" calcext:value-type="float">
            <text:p>973.73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7]-[.B97]" office:value-type="float" office:value="490.894" calcext:value-type="float">
            <text:p>490.8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83.963" calcext:value-type="float">
            <text:p>583.963</text:p>
          </table:table-cell>
          <table:table-cell office:value-type="float" office:value="1037.41" calcext:value-type="float">
            <text:p>1037.4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8]-[.B98]" office:value-type="float" office:value="453.447" calcext:value-type="float">
            <text:p>453.44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80.505" calcext:value-type="float">
            <text:p>380.505</text:p>
          </table:table-cell>
          <table:table-cell office:value-type="float" office:value="788.287" calcext:value-type="float">
            <text:p>788.28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9]-[.B99]" office:value-type="float" office:value="407.782" calcext:value-type="float">
            <text:p>407.78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03.977" calcext:value-type="float">
            <text:p>503.977</text:p>
          </table:table-cell>
          <table:table-cell office:value-type="float" office:value="963.509" calcext:value-type="float">
            <text:p>963.50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0]-[.B100]" office:value-type="float" office:value="459.532" calcext:value-type="float">
            <text:p>459.53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49.15" calcext:value-type="float">
            <text:p>649.15</text:p>
          </table:table-cell>
          <table:table-cell office:value-type="float" office:value="1714.11" calcext:value-type="float">
            <text:p>1714.11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1]-[.B101]" office:value-type="float" office:value="1064.96" calcext:value-type="float">
            <text:p>1064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84.89" calcext:value-type="float">
            <text:p>584.89</text:p>
          </table:table-cell>
          <table:table-cell office:value-type="float" office:value="1048.9" calcext:value-type="float">
            <text:p>1048.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2]-[.B102]" office:value-type="float" office:value="464.01" calcext:value-type="float">
            <text:p>464.0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538.505" calcext:value-type="float">
            <text:p>538.505</text:p>
          </table:table-cell>
          <table:table-cell office:value-type="float" office:value="1011.31" calcext:value-type="float">
            <text:p>1011.3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3]-[.B103]" office:value-type="float" office:value="472.805" calcext:value-type="float">
            <text:p>472.80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24.949" calcext:value-type="float">
            <text:p>524.949</text:p>
          </table:table-cell>
          <table:table-cell office:value-type="float" office:value="910.001" calcext:value-type="float">
            <text:p>910.00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4]-[.B104]" office:value-type="float" office:value="385.052" calcext:value-type="float">
            <text:p>385.05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36.965" calcext:value-type="float">
            <text:p>436.965</text:p>
          </table:table-cell>
          <table:table-cell office:value-type="float" office:value="847.027" calcext:value-type="float">
            <text:p>847.02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5]-[.B105]" office:value-type="float" office:value="410.062" calcext:value-type="float">
            <text:p>410.06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82.355" calcext:value-type="float">
            <text:p>782.355</text:p>
          </table:table-cell>
          <table:table-cell office:value-type="float" office:value="1201.66" calcext:value-type="float">
            <text:p>1201.6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6]-[.B106]" office:value-type="float" office:value="419.305" calcext:value-type="float">
            <text:p>419.30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54.804" calcext:value-type="float">
            <text:p>454.804</text:p>
          </table:table-cell>
          <table:table-cell office:value-type="float" office:value="946.512" calcext:value-type="float">
            <text:p>946.512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7]-[.B107]" office:value-type="float" office:value="491.708" calcext:value-type="float">
            <text:p>491.708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75.485" calcext:value-type="float">
            <text:p>575.485</text:p>
          </table:table-cell>
          <table:table-cell office:value-type="float" office:value="1103.29" calcext:value-type="float">
            <text:p>1103.2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8]-[.B108]" office:value-type="float" office:value="527.805" calcext:value-type="float">
            <text:p>527.80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44.582" calcext:value-type="float">
            <text:p>644.582</text:p>
          </table:table-cell>
          <table:table-cell office:value-type="float" office:value="1080.39" calcext:value-type="float">
            <text:p>1080.3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9]-[.B109]" office:value-type="float" office:value="435.808" calcext:value-type="float">
            <text:p>435.80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71.586" calcext:value-type="float">
            <text:p>371.586</text:p>
          </table:table-cell>
          <table:table-cell office:value-type="float" office:value="802.159" calcext:value-type="float">
            <text:p>802.15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0]-[.B110]" office:value-type="float" office:value="430.573" calcext:value-type="float">
            <text:p>430.5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368.567" calcext:value-type="float">
            <text:p>368.567</text:p>
          </table:table-cell>
          <table:table-cell office:value-type="float" office:value="816.318" calcext:value-type="float">
            <text:p>816.31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11]-[.B111]" office:value-type="float" office:value="447.751" calcext:value-type="float">
            <text:p>447.75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14.534" calcext:value-type="float">
            <text:p>414.534</text:p>
          </table:table-cell>
          <table:table-cell office:value-type="float" office:value="846.346" calcext:value-type="float">
            <text:p>846.34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2]-[.B112]" office:value-type="float" office:value="431.812" calcext:value-type="float">
            <text:p>431.81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94.074" calcext:value-type="float">
            <text:p>594.074</text:p>
          </table:table-cell>
          <table:table-cell office:value-type="float" office:value="1027.35" calcext:value-type="float">
            <text:p>1027.3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3]-[.B113]" office:value-type="float" office:value="433.276" calcext:value-type="float">
            <text:p>433.27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13.315" calcext:value-type="float">
            <text:p>413.315</text:p>
          </table:table-cell>
          <table:table-cell office:value-type="float" office:value="1356.65" calcext:value-type="float">
            <text:p>1356.6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4]-[.B114]" office:value-type="float" office:value="943.335" calcext:value-type="float">
            <text:p>943.33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3.545" calcext:value-type="float">
            <text:p>483.545</text:p>
          </table:table-cell>
          <table:table-cell office:value-type="float" office:value="887.367" calcext:value-type="float">
            <text:p>887.36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5]-[.B115]" office:value-type="float" office:value="403.822" calcext:value-type="float">
            <text:p>403.82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504.468" calcext:value-type="float">
            <text:p>504.468</text:p>
          </table:table-cell>
          <table:table-cell office:value-type="float" office:value="890.786" calcext:value-type="float">
            <text:p>890.786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6]-[.B116]" office:value-type="float" office:value="386.318" calcext:value-type="float">
            <text:p>386.3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98.667" calcext:value-type="float">
            <text:p>798.667</text:p>
          </table:table-cell>
          <table:table-cell office:value-type="float" office:value="1188.84" calcext:value-type="float">
            <text:p>1188.84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7]-[.B117]" office:value-type="float" office:value="390.173" calcext:value-type="float">
            <text:p>390.17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66.15" calcext:value-type="float">
            <text:p>766.15</text:p>
          </table:table-cell>
          <table:table-cell office:value-type="float" office:value="1297.27" calcext:value-type="float">
            <text:p>1297.2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8]-[.B118]" office:value-type="float" office:value="531.12" calcext:value-type="float">
            <text:p>531.1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82.154" calcext:value-type="float">
            <text:p>782.154</text:p>
          </table:table-cell>
          <table:table-cell office:value-type="float" office:value="1693.75" calcext:value-type="float">
            <text:p>1693.75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19]-[.B119]" office:value-type="float" office:value="911.596" calcext:value-type="float">
            <text:p>911.59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79.298" calcext:value-type="float">
            <text:p>479.298</text:p>
          </table:table-cell>
          <table:table-cell office:value-type="float" office:value="877.112" calcext:value-type="float">
            <text:p>877.112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20]-[.B120]" office:value-type="float" office:value="397.814" calcext:value-type="float">
            <text:p>397.81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55.479" calcext:value-type="float">
            <text:p>655.479</text:p>
          </table:table-cell>
          <table:table-cell office:value-type="float" office:value="1047.89" calcext:value-type="float">
            <text:p>1047.8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21]-[.B121]" office:value-type="float" office:value="392.411" calcext:value-type="float">
            <text:p>392.4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02.797" calcext:value-type="float">
            <text:p>402.797</text:p>
          </table:table-cell>
          <table:table-cell office:value-type="float" office:value="900.094" calcext:value-type="float">
            <text:p>900.09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2]-[.B122]" office:value-type="float" office:value="497.297" calcext:value-type="float">
            <text:p>497.29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61.364" calcext:value-type="float">
            <text:p>461.364</text:p>
          </table:table-cell>
          <table:table-cell office:value-type="float" office:value="966.38" calcext:value-type="float">
            <text:p>966.3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3]-[.B123]" office:value-type="float" office:value="505.016" calcext:value-type="float">
            <text:p>505.01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97.072" calcext:value-type="float">
            <text:p>397.072</text:p>
          </table:table-cell>
          <table:table-cell office:value-type="float" office:value="798.16" calcext:value-type="float">
            <text:p>798.1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4]-[.B124]" office:value-type="float" office:value="401.088" calcext:value-type="float">
            <text:p>401.08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8.31" calcext:value-type="float">
            <text:p>488.31</text:p>
          </table:table-cell>
          <table:table-cell office:value-type="float" office:value="936.828" calcext:value-type="float">
            <text:p>936.828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5]-[.B125]" office:value-type="float" office:value="448.518" calcext:value-type="float">
            <text:p>448.5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67.288" calcext:value-type="float">
            <text:p>467.288</text:p>
          </table:table-cell>
          <table:table-cell office:value-type="float" office:value="928.149" calcext:value-type="float">
            <text:p>928.149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6]-[.B126]" office:value-type="float" office:value="460.861" calcext:value-type="float">
            <text:p>460.86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25.33" calcext:value-type="float">
            <text:p>425.33</text:p>
          </table:table-cell>
          <table:table-cell office:value-type="float" office:value="898.661" calcext:value-type="float">
            <text:p>898.661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7]-[.B127]" office:value-type="float" office:value="473.331" calcext:value-type="float">
            <text:p>473.3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99.045" calcext:value-type="float">
            <text:p>499.045</text:p>
          </table:table-cell>
          <table:table-cell office:value-type="float" office:value="1069.84" calcext:value-type="float">
            <text:p>1069.84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8]-[.B128]" office:value-type="float" office:value="570.795" calcext:value-type="float">
            <text:p>570.79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83.342" calcext:value-type="float">
            <text:p>383.342</text:p>
          </table:table-cell>
          <table:table-cell office:value-type="float" office:value="819.443" calcext:value-type="float">
            <text:p>819.443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29]-[.B129]" office:value-type="float" office:value="436.101" calcext:value-type="float">
            <text:p>436.10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2.858" calcext:value-type="float">
            <text:p>472.858</text:p>
          </table:table-cell>
          <table:table-cell office:value-type="float" office:value="967.857" calcext:value-type="float">
            <text:p>967.857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0]-[.B130]" office:value-type="float" office:value="494.999" calcext:value-type="float">
            <text:p>494.99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01.098" calcext:value-type="float">
            <text:p>401.098</text:p>
          </table:table-cell>
          <table:table-cell office:value-type="float" office:value="862.416" calcext:value-type="float">
            <text:p>862.416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31]-[.B131]" office:value-type="float" office:value="461.318" calcext:value-type="float">
            <text:p>461.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7">00/00/0000</text:date>, <text:time style:data-style-name="N2" text:time-value="22:37:10.9798943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7T22:56:27.437767415</dc:date>
    <meta:editing-duration>PT2H3M56S</meta:editing-duration>
    <meta:editing-cycles>2</meta:editing-cycles>
    <meta:generator>LibreOffice/6.0.7.3$Linux_X86_64 LibreOffice_project/00m0$Build-3</meta:generator>
    <meta:document-statistic meta:table-count="1" meta:cell-count="144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8.753cm" svg:height="12.698cm" xlink:href=".." xlink:type="simple" chart:class="chart:line" chart:style-name="ch1">
        <chart:legend chart:legend-position="end" svg:x="34.419cm" svg:y="5.552cm" style:legend-expansion="high" chart:style-name="ch2"/>
        <chart:plot-area chart:style-name="ch3" table:cell-range-address="ft_nicodg_e_2022_05_12_21_53_06_out.D1:ft_nicodg_e_2022_05_12_21_53_06_out.D131 ft_nicodg_e_2022_05_12_21_53_06_out.I1:ft_nicodg_e_2022_05_12_21_53_06_out.I131 ft_nicodg_e_2022_05_12_21_53_06_out.K1:ft_nicodg_e_2022_05_12_21_53_06_out.K131" chart:data-source-has-labels="row" svg:x="0.775cm" svg:y="0.253cm" svg:width="32.869cm" svg:height="12.192cm">
          <chartooo:coordinate-region svg:x="1.767cm" svg:y="0.374cm" svg:width="31.44cm" svg:height="11.0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2:ft_nicodg_e_2022_05_12_21_53_06_out.D131" chart:label-cell-address="ft_nicodg_e_2022_05_12_21_53_06_out.D1:ft_nicodg_e_2022_05_12_21_53_06_out.D1" chart:class="chart:line">
            <chart:data-point chart:repeated="130"/>
          </chart:series>
          <chart:series chart:attached-axis="secondary-y" chart:style-name="ch8" chart:values-cell-range-address="ft_nicodg_e_2022_05_12_21_53_06_out.I2:ft_nicodg_e_2022_05_12_21_53_06_out.I131" chart:label-cell-address="ft_nicodg_e_2022_05_12_21_53_06_out.I1:ft_nicodg_e_2022_05_12_21_53_06_out.I1" chart:class="chart:line">
            <chart:data-point chart:repeated="130"/>
          </chart:series>
          <chart:series chart:attached-axis="primary-y" chart:style-name="ch9" chart:values-cell-range-address="ft_nicodg_e_2022_05_12_21_53_06_out.K2:ft_nicodg_e_2022_05_12_21_53_06_out.K131" chart:label-cell-address="ft_nicodg_e_2022_05_12_21_53_06_out.K1:ft_nicodg_e_2022_05_12_21_53_06_out.K1" chart:class="chart:line"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2:ft_nicodg_e_2022_05_12_21_53_06_out.D131</svg:desc>
                </draw:g>
              </table:table-cell>
              <table:table-cell office:value-type="float" office:value="0">
                <text:p>0</text:p>
                <draw:g>
                  <svg:desc>ft_nicodg_e_2022_05_12_21_53_06_out.I2:ft_nicodg_e_2022_05_12_21_53_06_out.I131</svg:desc>
                </draw:g>
              </table:table-cell>
              <table:table-cell office:value-type="float" office:value="485.886">
                <text:p>485.886</text:p>
                <draw:g>
                  <svg:desc>ft_nicodg_e_2022_05_12_21_53_06_out.K2:ft_nicodg_e_2022_05_12_21_53_06_out.K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134">
                <text:p>467.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901">
                <text:p>467.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8.901">
                <text:p>478.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7.884">
                <text:p>397.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66.671">
                <text:p>366.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3.941">
                <text:p>413.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8.413">
                <text:p>498.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1.62">
                <text:p>47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3.896">
                <text:p>503.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11.656">
                <text:p>511.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38.621">
                <text:p>438.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9.36">
                <text:p>539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382.133">
                <text:p>382.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1.381">
                <text:p>531.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52.668">
                <text:p>452.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81.393">
                <text:p>481.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618.948">
                <text:p>618.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383.157">
                <text:p>383.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8.37">
                <text:p>348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0.132">
                <text:p>490.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371">
                <text:p>460.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4.881">
                <text:p>504.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7.287">
                <text:p>567.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82.351">
                <text:p>582.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72.694">
                <text:p>372.6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2.798">
                <text:p>432.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27.411">
                <text:p>427.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1.145">
                <text:p>431.1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335.712">
                <text:p>335.7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87.895">
                <text:p>587.8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1.45">
                <text:p>491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69.629">
                <text:p>569.6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664.859">
                <text:p>664.8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394.438">
                <text:p>394.4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45.625">
                <text:p>445.6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78.056">
                <text:p>578.0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9.819">
                <text:p>499.8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9.914">
                <text:p>499.9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6.292">
                <text:p>536.2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0.19">
                <text:p>380.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1.134">
                <text:p>341.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0.66">
                <text:p>470.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1.153">
                <text:p>521.1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6.119">
                <text:p>476.1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3.414">
                <text:p>463.4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632">
                <text:p>461.6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689">
                <text:p>467.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65.381">
                <text:p>565.3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76.666">
                <text:p>376.6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19.892">
                <text:p>419.8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75.391">
                <text:p>375.39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00.902">
                <text:p>400.90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25.424">
                <text:p>425.4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84.427">
                <text:p>384.4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88.095">
                <text:p>388.09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57.691">
                <text:p>357.6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94.153">
                <text:p>494.1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292.912">
                <text:p>292.91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3.117">
                <text:p>523.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47.346">
                <text:p>547.34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131">
                <text:p>473.1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0.377">
                <text:p>440.3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862">
                <text:p>419.86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4.911">
                <text:p>454.9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966">
                <text:p>414.96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7.25">
                <text:p>477.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25.111">
                <text:p>625.1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46.131">
                <text:p>446.1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534.646">
                <text:p>534.64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75.135">
                <text:p>475.1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27.391">
                <text:p>427.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588.401">
                <text:p>588.4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12.46">
                <text:p>412.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399.447">
                <text:p>399.4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60.14">
                <text:p>460.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52.68">
                <text:p>452.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67.395">
                <text:p>467.3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9.137">
                <text:p>459.1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409">
                <text:p>414.4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0.379">
                <text:p>520.37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0.418">
                <text:p>500.4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0.191">
                <text:p>390.1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447">
                <text:p>435.44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9.975">
                <text:p>469.9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499">
                <text:p>472.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9.949">
                <text:p>509.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1074.819">
                <text:p>1074.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22.516">
                <text:p>422.5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9.95">
                <text:p>459.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91.434">
                <text:p>491.43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81.219">
                <text:p>481.2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90.894">
                <text:p>490.8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3.447">
                <text:p>453.4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07.782">
                <text:p>407.7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9.532">
                <text:p>459.53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1064.96">
                <text:p>1064.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4.01">
                <text:p>464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805">
                <text:p>472.8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5.052">
                <text:p>385.0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0.062">
                <text:p>410.06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305">
                <text:p>419.3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1.708">
                <text:p>491.70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7.805">
                <text:p>527.8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808">
                <text:p>435.8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0.573">
                <text:p>430.5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7.751">
                <text:p>447.7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1.812">
                <text:p>431.8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3.276">
                <text:p>433.2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943.335">
                <text:p>943.33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03.822">
                <text:p>403.82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86.318">
                <text:p>386.3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0.173">
                <text:p>390.1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531.12">
                <text:p>531.1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911.596">
                <text:p>911.59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7.814">
                <text:p>397.81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2.411">
                <text:p>392.4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7.297">
                <text:p>497.2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5.016">
                <text:p>505.0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01.088">
                <text:p>401.08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8.518">
                <text:p>448.5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861">
                <text:p>460.8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331">
                <text:p>473.3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0.795">
                <text:p>570.7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6.101">
                <text:p>436.1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318">
                <text:p>461.3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31 ft_nicodg_e_2022_05_12_21_53_06_out.I1:ft_nicodg_e_2022_05_12_21_53_06_out.I31 ft_nicodg_e_2022_05_12_21_53_06_out.K1:ft_nicodg_e_2022_05_12_21_53_06_out.K31" chart:data-source-has-labels="row" svg:x="0.32cm" svg:y="0.18cm" svg:width="11.026cm" svg:height="8.64cm">
          <chartooo:coordinate-region svg:x="1.127cm" svg:y="0.38cm" svg:width="9.491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2:ft_nicodg_e_2022_05_12_21_53_06_out.D3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2:ft_nicodg_e_2022_05_12_21_53_06_out.I3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2:ft_nicodg_e_2022_05_12_21_53_06_out.K3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2:ft_nicodg_e_2022_05_12_21_53_06_out.D31</svg:desc>
                </draw:g>
              </table:table-cell>
              <table:table-cell office:value-type="float" office:value="0">
                <text:p>0</text:p>
                <draw:g>
                  <svg:desc>ft_nicodg_e_2022_05_12_21_53_06_out.I2:ft_nicodg_e_2022_05_12_21_53_06_out.I31</svg:desc>
                </draw:g>
              </table:table-cell>
              <table:table-cell office:value-type="float" office:value="485.886">
                <text:p>485.886</text:p>
                <draw:g>
                  <svg:desc>ft_nicodg_e_2022_05_12_21_53_06_out.K2:ft_nicodg_e_2022_05_12_21_53_06_out.K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134">
                <text:p>467.1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901">
                <text:p>467.9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8.901">
                <text:p>478.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7.884">
                <text:p>397.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66.671">
                <text:p>366.6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3.941">
                <text:p>413.9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8.413">
                <text:p>498.4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1.62">
                <text:p>471.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3.896">
                <text:p>503.8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11.656">
                <text:p>511.6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38.621">
                <text:p>438.62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9.36">
                <text:p>539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382.133">
                <text:p>382.1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531.381">
                <text:p>531.3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52.668">
                <text:p>452.66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481.393">
                <text:p>481.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618.948">
                <text:p>618.9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1">
                <text:p>1</text:p>
              </table:table-cell>
              <table:table-cell office:value-type="float" office:value="383.157">
                <text:p>383.15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8.37">
                <text:p>348.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0.132">
                <text:p>490.1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371">
                <text:p>460.3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4.881">
                <text:p>504.8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7.287">
                <text:p>567.2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82.351">
                <text:p>582.3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72.694">
                <text:p>372.6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2.798">
                <text:p>432.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27.411">
                <text:p>427.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1.145">
                <text:p>431.1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11cm" svg:height="8.837cm" xlink:href=".." xlink:type="simple" chart:class="chart:line" chart:style-name="ch1">
        <chart:legend chart:legend-position="end" svg:x="11.377cm" svg:y="3.621cm" style:legend-expansion="high" chart:style-name="ch2"/>
        <chart:plot-area chart:style-name="ch3" table:cell-range-address="ft_nicodg_e_2022_05_12_21_53_06_out.D1:ft_nicodg_e_2022_05_12_21_53_06_out.D1 ft_nicodg_e_2022_05_12_21_53_06_out.D22:ft_nicodg_e_2022_05_12_21_53_06_out.D51 ft_nicodg_e_2022_05_12_21_53_06_out.I1:ft_nicodg_e_2022_05_12_21_53_06_out.I1 ft_nicodg_e_2022_05_12_21_53_06_out.I22:ft_nicodg_e_2022_05_12_21_53_06_out.I51 ft_nicodg_e_2022_05_12_21_53_06_out.K1:ft_nicodg_e_2022_05_12_21_53_06_out.K1 ft_nicodg_e_2022_05_12_21_53_06_out.K22:ft_nicodg_e_2022_05_12_21_53_06_out.K51" chart:data-source-has-labels="row" svg:x="0.314cm" svg:y="0.176cm" svg:width="10.749cm" svg:height="8.485cm">
          <chartooo:coordinate-region svg:x="1.121cm" svg:y="0.376cm" svg:width="9.214cm" svg:height="7.4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22:ft_nicodg_e_2022_05_12_21_53_06_out.D5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22:ft_nicodg_e_2022_05_12_21_53_06_out.I5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22:ft_nicodg_e_2022_05_12_21_53_06_out.K5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22:ft_nicodg_e_2022_05_12_21_53_06_out.D51</svg:desc>
                </draw:g>
              </table:table-cell>
              <table:table-cell office:value-type="float" office:value="0">
                <text:p>0</text:p>
                <draw:g>
                  <svg:desc>ft_nicodg_e_2022_05_12_21_53_06_out.I22:ft_nicodg_e_2022_05_12_21_53_06_out.I51</svg:desc>
                </draw:g>
              </table:table-cell>
              <table:table-cell office:value-type="float" office:value="348.37">
                <text:p>348.37</text:p>
                <draw:g>
                  <svg:desc>ft_nicodg_e_2022_05_12_21_53_06_out.K22:ft_nicodg_e_2022_05_12_21_53_06_out.K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0.132">
                <text:p>490.1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371">
                <text:p>460.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4.881">
                <text:p>504.8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7.287">
                <text:p>567.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82.351">
                <text:p>582.3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72.694">
                <text:p>372.6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2.798">
                <text:p>432.7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27.411">
                <text:p>427.4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1.145">
                <text:p>431.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335.712">
                <text:p>335.7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87.895">
                <text:p>587.8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1.45">
                <text:p>491.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69.629">
                <text:p>569.6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664.859">
                <text:p>664.8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394.438">
                <text:p>394.4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45.625">
                <text:p>445.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578.056">
                <text:p>578.0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9.819">
                <text:p>499.8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2">
                <text:p>2</text:p>
              </table:table-cell>
              <table:table-cell office:value-type="float" office:value="499.914">
                <text:p>499.9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36.292">
                <text:p>536.29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0.19">
                <text:p>380.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1.134">
                <text:p>341.1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0.66">
                <text:p>470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1.153">
                <text:p>521.1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6.119">
                <text:p>476.11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3.414">
                <text:p>463.4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632">
                <text:p>461.6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689">
                <text:p>467.68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1 ft_nicodg_e_2022_05_12_21_53_06_out.D42:ft_nicodg_e_2022_05_12_21_53_06_out.D71 ft_nicodg_e_2022_05_12_21_53_06_out.I1:ft_nicodg_e_2022_05_12_21_53_06_out.I1 ft_nicodg_e_2022_05_12_21_53_06_out.I42:ft_nicodg_e_2022_05_12_21_53_06_out.I71 ft_nicodg_e_2022_05_12_21_53_06_out.K1:ft_nicodg_e_2022_05_12_21_53_06_out.K1 ft_nicodg_e_2022_05_12_21_53_06_out.K42:ft_nicodg_e_2022_05_12_21_53_06_out.K71" chart:data-source-has-labels="row" svg:x="0.32cm" svg:y="0.18cm" svg:width="11.026cm" svg:height="8.64cm">
          <chartooo:coordinate-region svg:x="1.127cm" svg:y="0.379cm" svg:width="9.49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42:ft_nicodg_e_2022_05_12_21_53_06_out.D7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42:ft_nicodg_e_2022_05_12_21_53_06_out.I7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42:ft_nicodg_e_2022_05_12_21_53_06_out.K7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42:ft_nicodg_e_2022_05_12_21_53_06_out.D71</svg:desc>
                </draw:g>
              </table:table-cell>
              <table:table-cell office:value-type="float" office:value="0">
                <text:p>0</text:p>
                <draw:g>
                  <svg:desc>ft_nicodg_e_2022_05_12_21_53_06_out.I42:ft_nicodg_e_2022_05_12_21_53_06_out.I71</svg:desc>
                </draw:g>
              </table:table-cell>
              <table:table-cell office:value-type="float" office:value="536.292">
                <text:p>536.292</text:p>
                <draw:g>
                  <svg:desc>ft_nicodg_e_2022_05_12_21_53_06_out.K42:ft_nicodg_e_2022_05_12_21_53_06_out.K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0.19">
                <text:p>380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41.134">
                <text:p>341.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0.66">
                <text:p>470.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1.153">
                <text:p>521.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6.119">
                <text:p>476.1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61.623">
                <text:p>561.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3.414">
                <text:p>463.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632">
                <text:p>461.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7.689">
                <text:p>467.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565.381">
                <text:p>565.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76.666">
                <text:p>376.6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19.892">
                <text:p>419.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75.391">
                <text:p>375.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00.902">
                <text:p>400.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25.424">
                <text:p>425.4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84.427">
                <text:p>384.4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88.095">
                <text:p>388.0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357.691">
                <text:p>357.6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3">
                <text:p>3</text:p>
              </table:table-cell>
              <table:table-cell office:value-type="float" office:value="494.153">
                <text:p>494.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292.912">
                <text:p>292.9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3.117">
                <text:p>523.1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47.346">
                <text:p>547.3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131">
                <text:p>473.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0.377">
                <text:p>440.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862">
                <text:p>419.8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4.911">
                <text:p>454.91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966">
                <text:p>414.9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7.25">
                <text:p>477.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25.111">
                <text:p>625.1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1 ft_nicodg_e_2022_05_12_21_53_06_out.D62:ft_nicodg_e_2022_05_12_21_53_06_out.D91 ft_nicodg_e_2022_05_12_21_53_06_out.I1:ft_nicodg_e_2022_05_12_21_53_06_out.I1 ft_nicodg_e_2022_05_12_21_53_06_out.I62:ft_nicodg_e_2022_05_12_21_53_06_out.I91 ft_nicodg_e_2022_05_12_21_53_06_out.K1:ft_nicodg_e_2022_05_12_21_53_06_out.K1 ft_nicodg_e_2022_05_12_21_53_06_out.K62:ft_nicodg_e_2022_05_12_21_53_06_out.K91" chart:data-source-has-labels="row" svg:x="0.32cm" svg:y="0.18cm" svg:width="11.026cm" svg:height="8.64cm">
          <chartooo:coordinate-region svg:x="1.127cm" svg:y="0.379cm" svg:width="9.491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62:ft_nicodg_e_2022_05_12_21_53_06_out.D9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62:ft_nicodg_e_2022_05_12_21_53_06_out.I9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62:ft_nicodg_e_2022_05_12_21_53_06_out.K9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62:ft_nicodg_e_2022_05_12_21_53_06_out.D91</svg:desc>
                </draw:g>
              </table:table-cell>
              <table:table-cell office:value-type="float" office:value="0">
                <text:p>0</text:p>
                <draw:g>
                  <svg:desc>ft_nicodg_e_2022_05_12_21_53_06_out.I62:ft_nicodg_e_2022_05_12_21_53_06_out.I91</svg:desc>
                </draw:g>
              </table:table-cell>
              <table:table-cell office:value-type="float" office:value="292.912">
                <text:p>292.912</text:p>
                <draw:g>
                  <svg:desc>ft_nicodg_e_2022_05_12_21_53_06_out.K62:ft_nicodg_e_2022_05_12_21_53_06_out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3.117">
                <text:p>523.1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47.346">
                <text:p>547.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131">
                <text:p>473.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0.377">
                <text:p>440.3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862">
                <text:p>419.8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4.911">
                <text:p>454.9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966">
                <text:p>414.9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7.25">
                <text:p>477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625.111">
                <text:p>625.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46.131">
                <text:p>446.1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534.646">
                <text:p>534.6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75.135">
                <text:p>475.1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27.391">
                <text:p>427.39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588.401">
                <text:p>588.4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12.46">
                <text:p>412.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399.447">
                <text:p>399.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60.14">
                <text:p>460.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52.68">
                <text:p>452.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4">
                <text:p>4</text:p>
              </table:table-cell>
              <table:table-cell office:value-type="float" office:value="467.395">
                <text:p>467.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59.137">
                <text:p>459.1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409">
                <text:p>414.4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0.379">
                <text:p>520.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0.418">
                <text:p>500.4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0.191">
                <text:p>390.1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447">
                <text:p>435.4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9.975">
                <text:p>469.9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499">
                <text:p>472.4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9.949">
                <text:p>509.94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1 ft_nicodg_e_2022_05_12_21_53_06_out.D82:ft_nicodg_e_2022_05_12_21_53_06_out.D111 ft_nicodg_e_2022_05_12_21_53_06_out.I1:ft_nicodg_e_2022_05_12_21_53_06_out.I1 ft_nicodg_e_2022_05_12_21_53_06_out.I82:ft_nicodg_e_2022_05_12_21_53_06_out.I111 ft_nicodg_e_2022_05_12_21_53_06_out.K1:ft_nicodg_e_2022_05_12_21_53_06_out.K1 ft_nicodg_e_2022_05_12_21_53_06_out.K82:ft_nicodg_e_2022_05_12_21_53_06_out.K111" chart:data-source-has-labels="row" svg:x="0.32cm" svg:y="0.18cm" svg:width="11.026cm" svg:height="8.64cm">
          <chartooo:coordinate-region svg:x="1.312cm" svg:y="0.379cm" svg:width="9.59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82:ft_nicodg_e_2022_05_12_21_53_06_out.D11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82:ft_nicodg_e_2022_05_12_21_53_06_out.I11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82:ft_nicodg_e_2022_05_12_21_53_06_out.K11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82:ft_nicodg_e_2022_05_12_21_53_06_out.D111</svg:desc>
                </draw:g>
              </table:table-cell>
              <table:table-cell office:value-type="float" office:value="0">
                <text:p>0</text:p>
                <draw:g>
                  <svg:desc>ft_nicodg_e_2022_05_12_21_53_06_out.I82:ft_nicodg_e_2022_05_12_21_53_06_out.I111</svg:desc>
                </draw:g>
              </table:table-cell>
              <table:table-cell office:value-type="float" office:value="459.137">
                <text:p>459.137</text:p>
                <draw:g>
                  <svg:desc>ft_nicodg_e_2022_05_12_21_53_06_out.K82:ft_nicodg_e_2022_05_12_21_53_06_out.K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4.409">
                <text:p>414.4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0.379">
                <text:p>520.3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0.418">
                <text:p>500.4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8.6">
                <text:p>438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90.191">
                <text:p>390.1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447">
                <text:p>435.4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9.975">
                <text:p>469.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499">
                <text:p>472.4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9.949">
                <text:p>509.9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1074.819">
                <text:p>1074.8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22.516">
                <text:p>422.5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9.95">
                <text:p>459.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91.434">
                <text:p>491.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81.219">
                <text:p>481.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90.894">
                <text:p>490.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3.447">
                <text:p>453.4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07.782">
                <text:p>407.7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459.532">
                <text:p>459.5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5">
                <text:p>5</text:p>
              </table:table-cell>
              <table:table-cell office:value-type="float" office:value="1064.96">
                <text:p>1064.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4.01">
                <text:p>464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805">
                <text:p>472.8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5.052">
                <text:p>385.0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0.062">
                <text:p>410.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305">
                <text:p>419.3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1.708">
                <text:p>491.7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7.805">
                <text:p>527.8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808">
                <text:p>435.8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0.573">
                <text:p>430.57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7.751">
                <text:p>447.7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66cm" svg:y="3.703cm" style:legend-expansion="high" chart:style-name="ch2"/>
        <chart:plot-area chart:style-name="ch3" table:cell-range-address="ft_nicodg_e_2022_05_12_21_53_06_out.D1:ft_nicodg_e_2022_05_12_21_53_06_out.D1 ft_nicodg_e_2022_05_12_21_53_06_out.D102:ft_nicodg_e_2022_05_12_21_53_06_out.D131 ft_nicodg_e_2022_05_12_21_53_06_out.I1:ft_nicodg_e_2022_05_12_21_53_06_out.I1 ft_nicodg_e_2022_05_12_21_53_06_out.I102:ft_nicodg_e_2022_05_12_21_53_06_out.I131 ft_nicodg_e_2022_05_12_21_53_06_out.K1:ft_nicodg_e_2022_05_12_21_53_06_out.K1 ft_nicodg_e_2022_05_12_21_53_06_out.K102:ft_nicodg_e_2022_05_12_21_53_06_out.K131" chart:data-source-has-labels="row" svg:x="0.32cm" svg:y="0.18cm" svg:width="11.026cm" svg:height="8.64cm">
          <chartooo:coordinate-region svg:x="1.312cm" svg:y="0.379cm" svg:width="9.59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ft_nicodg_e_2022_05_12_21_53_06_out.D102:ft_nicodg_e_2022_05_12_21_53_06_out.D131" chart:label-cell-address="ft_nicodg_e_2022_05_12_21_53_06_out.D1:ft_nicodg_e_2022_05_12_21_53_06_out.D1" chart:class="chart:line">
            <chart:data-point chart:repeated="30"/>
          </chart:series>
          <chart:series chart:attached-axis="secondary-y" chart:style-name="ch8" chart:values-cell-range-address="ft_nicodg_e_2022_05_12_21_53_06_out.I102:ft_nicodg_e_2022_05_12_21_53_06_out.I131" chart:label-cell-address="ft_nicodg_e_2022_05_12_21_53_06_out.I1:ft_nicodg_e_2022_05_12_21_53_06_out.I1" chart:class="chart:line">
            <chart:data-point chart:repeated="30"/>
          </chart:series>
          <chart:series chart:attached-axis="primary-y" chart:style-name="ch9" chart:values-cell-range-address="ft_nicodg_e_2022_05_12_21_53_06_out.K102:ft_nicodg_e_2022_05_12_21_53_06_out.K131" chart:label-cell-address="ft_nicodg_e_2022_05_12_21_53_06_out.K1:ft_nicodg_e_2022_05_12_21_53_06_out.K1" chart:class="chart:line">
            <chart:data-point chart:repeated="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o</text:p>
                <draw:g>
                  <svg:desc>ft_nicodg_e_2022_05_12_21_53_06_out.D1:ft_nicodg_e_2022_05_12_21_53_06_out.D1</svg:desc>
                </draw:g>
              </table:table-cell>
              <table:table-cell office:value-type="string">
                <text:p>tipo fuerza</text:p>
                <draw:g>
                  <svg:desc>ft_nicodg_e_2022_05_12_21_53_06_out.I1:ft_nicodg_e_2022_05_12_21_53_06_out.I1</svg:desc>
                </draw:g>
              </table:table-cell>
              <table:table-cell office:value-type="string">
                <text:p>periodo reproducido</text:p>
                <draw:g>
                  <svg:desc>ft_nicodg_e_2022_05_12_21_53_06_out.K1:ft_nicodg_e_2022_05_12_21_53_06_out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4">
                <text:p>444</text:p>
                <draw:g>
                  <svg:desc>ft_nicodg_e_2022_05_12_21_53_06_out.D102:ft_nicodg_e_2022_05_12_21_53_06_out.D131</svg:desc>
                </draw:g>
              </table:table-cell>
              <table:table-cell office:value-type="float" office:value="0">
                <text:p>0</text:p>
                <draw:g>
                  <svg:desc>ft_nicodg_e_2022_05_12_21_53_06_out.I102:ft_nicodg_e_2022_05_12_21_53_06_out.I131</svg:desc>
                </draw:g>
              </table:table-cell>
              <table:table-cell office:value-type="float" office:value="464.01">
                <text:p>464.01</text:p>
                <draw:g>
                  <svg:desc>ft_nicodg_e_2022_05_12_21_53_06_out.K102:ft_nicodg_e_2022_05_12_21_53_06_out.K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2.805">
                <text:p>472.8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385.052">
                <text:p>385.0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0.062">
                <text:p>410.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19.305">
                <text:p>419.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1.708">
                <text:p>491.7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27.805">
                <text:p>527.8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5.808">
                <text:p>435.8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0.573">
                <text:p>430.5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7.751">
                <text:p>447.7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1.812">
                <text:p>431.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33.276">
                <text:p>433.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943.335">
                <text:p>943.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403.822">
                <text:p>403.8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86.318">
                <text:p>386.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0.173">
                <text:p>390.1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531.12">
                <text:p>53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911.596">
                <text:p>911.5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7.814">
                <text:p>397.8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4">
                <text:p>444</text:p>
              </table:table-cell>
              <table:table-cell office:value-type="float" office:value="6">
                <text:p>6</text:p>
              </table:table-cell>
              <table:table-cell office:value-type="float" office:value="392.411">
                <text:p>392.4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7.297">
                <text:p>497.2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05.016">
                <text:p>505.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01.088">
                <text:p>401.0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48.518">
                <text:p>448.5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0.861">
                <text:p>460.8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73.331">
                <text:p>473.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570.795">
                <text:p>570.7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36.101">
                <text:p>436.1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94.999">
                <text:p>494.9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461.318">
                <text:p>461.3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